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Roboto" svg:font-family="Roboto"/>
    <style:font-face style:name="Times New Roman" svg:font-family="'Times New Roman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background-color="#f4f8ff" fo:padding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2pt" style:font-size-asian="2pt" style:font-size-complex="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" fo:font-size="20pt" fo:letter-spacing="normal" fo:font-style="normal" style:text-underline-style="none" fo:font-weight="normal" style:text-blinking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style:text-blinking="false"/>
    </style:style>
    <style:style style:name="P5" style:family="paragraph" style:parent-style-name="Text_20_body" style:list-style-name="L1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2pt" fo:letter-spacing="normal" fo:font-style="normal" fo:font-weight="normal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14pt" fo:letter-spacing="normal" fo:font-style="normal" fo:font-weight="normal"/>
    </style:style>
    <style:style style:name="P9" style:family="paragraph" style:parent-style-name="Text_20_body" style:list-style-name="L3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P10" style:family="paragraph" style:parent-style-name="Text_20_body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  <style:text-properties fo:color="#000000" style:font-name="Roboto" fo:font-size="12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/>
    </style:style>
    <style:style style:name="T1" style:family="text">
      <style:text-properties fo:font-variant="normal" fo:text-transform="none" style:text-line-through-style="none" style:text-line-through-type="none" style:text-underline-style="none" style:text-blinking="false"/>
    </style:style>
    <style:style style:name="T2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false"/>
    </style:style>
    <style:style style:name="T3" style:family="text">
      <style:text-properties fo:font-variant="normal" fo:text-transform="none" fo:color="#770088" style:font-name="monospace" fo:font-size="7.5pt" fo:letter-spacing="normal" fo:font-style="normal" fo:font-weight="normal"/>
    </style:style>
    <style:style style:name="T4" style:family="text">
      <style:text-properties fo:font-variant="normal" fo:text-transform="none" fo:color="#235a81" style:text-line-through-style="none" style:text-line-through-type="none" style:font-name="monospace" fo:font-size="7.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5" style:family="text">
      <style:text-properties fo:font-variant="normal" fo:text-transform="none" fo:color="#444444" fo:letter-spacing="normal"/>
    </style:style>
    <style:style style:name="T6" style:family="text">
      <style:text-properties fo:font-variant="normal" fo:text-transform="none" fo:color="#444444" style:font-name="monospace" fo:font-size="7.5pt" fo:letter-spacing="normal" fo:font-style="normal" fo:font-weight="normal"/>
    </style:style>
    <style:style style:name="T7" style:family="text">
      <style:text-properties fo:font-variant="normal" fo:text-transform="none" fo:color="#0055aa" style:font-name="monospace" fo:font-size="7.5pt" fo:letter-spacing="normal" fo:font-style="normal" fo:font-weight="normal"/>
    </style:style>
    <style:style style:name="T8" style:family="text">
      <style:text-properties fo:font-variant="normal" fo:text-transform="none" fo:color="#000000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9" style:family="text">
      <style:text-properties style:text-line-through-style="none" style:text-line-through-type="none" style:text-underline-style="none" style:text-blinking="false"/>
    </style:style>
    <style:style style:name="T10" style:family="text">
      <style:text-properties style:text-line-through-style="none" style:text-line-through-type="none" fo:font-size="12pt" style:text-underline-style="none" style:text-blinking="false"/>
    </style:style>
    <style:style style:name="T11" style:family="text">
      <style:text-properties style:font-name="Arial" fo:font-weight="normal"/>
    </style:style>
    <style:style style:name="T12" style:family="text">
      <style:text-properties style:font-name="Arial" fo:font-weight="bold"/>
    </style:style>
    <style:style style:name="T13" style:family="text">
      <style:text-properties fo:font-style="italic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h.vyyxqccus072"/>Práctica (Integradora)</text:p>
      <text:p text:style-name="P3"><text:line-break/>En relación a la base de datos proporcionada, realizar estos ejercicios.<text:line-break/>Utilizaremos estos temas ya vistos:<text:line-break/>Consultas avanzadas: JOINs | DISTINCT |  Funciones MySQL | Funciones de Agregación | GROUP BY | HAVING</text:p>
      <text:p text:style-name="P1"><text:bookmark text:name="t.f0607f3339f2e44849400572aa4c1d3355ec7c05"/><text:bookmark text:name="t.0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text:span text:style-name="T11">Nos contactan desde </text:span><text:span text:style-name="T12">DigitalFlix</text:span><text:span text:style-name="T1"> </text:span><text:span text:style-name="T2">para realizar distintos informes enfocados en su catálogo, con el objetivo de realizar un análisis de mercado y proyectar futuras adquisiciones y despliegue en su público específico. Tomaremos como origen su propia base de datos, a la que nos dan acceso.</text:span></text:p>
            <text:p text:style-name="P12">Deberemos enviarles el código SQL necesario para que ellos puedan realizar las consultas también en el futuro.</text:p>
            <text:p text:style-name="P12">Como equipo tomamos la decisión de realizar las pruebas en WorkBench, para chequear contra la base de datos, si los resultados obtenidos con cada consulta son los esperados.</text:p>
          </table:table-cell>
        </table:table-row>
      </table:table>
      <text:p text:style-name="P4">PRIMERA ETAPA</text:p>
      <text:p text:style-name="P3">En este primera etapa, solicitan:</text:p>
      <text:list xml:id="list1361350003" text:style-name="L1">
        <text:list-item>
          <text:p text:style-name="P5">Mostrar los géneros de las películas (<text:span text:style-name="T13">genres</text:span>), ordenados de mayor a menor por su nombre, con referencia a las películas (<text:span text:style-name="T13">movies</text:span><text:span text:style-name="T9">) utilizando joins.</text:span></text:p>
        </text:list-item>
      </text:list>
      <text:p text:style-name="P8">Solicitan que el informe muestre: <text:span text:style-name="T13">name</text:span> y <text:span text:style-name="T13">title</text:span><text:span text:style-name="T10">.<text:line-break/></text:span></text:p>
      <text:list xml:id="list3261547158" text:style-name="L2">
        <text:list-item>
          <text:p text:style-name="P6">Mostrar las películas (<text:span text:style-name="T13">movies</text:span>) con sus géneros (<text:span text:style-name="T13">genres</text:span>) y los actores (<text:span text:style-name="T13">actors</text:span>) que participen en cada una de ellas utilizando joins.<text:line-break/>Solicitan que el informe muestre: <text:span text:style-name="T13">title</text:span>, <text:span text:style-name="T13">name</text:span>, <text:span text:style-name="T13">first_name</text:span> y <text:span text:style-name="T13">last_name</text:span><text:span text:style-name="T9">.<text:line-break/></text:span></text:p>
        </text:list-item>
        <text:list-item>
          <text:p text:style-name="P6">Mostrar los actores (<text:span text:style-name="T13">actors</text:span>) y las películas (<text:span text:style-name="T13">movies</text:span>) en las que participaron. Ordenar por nombre de actor.<text:line-break/>Mostrar: <text:span text:style-name="T13">first_name</text:span> y <text:span text:style-name="T13">title</text:span><text:span text:style-name="T9">.<text:line-break/></text:span></text:p>
        </text:list-item>
        <text:list-item>
          <text:p text:style-name="P6">Mostrar las películas (<text:span text:style-name="T13">movies</text:span>) con sus géneros (<text:span text:style-name="T13">genres</text:span>) si los posee y los géneros con todas las películas que le corresponden, ambas en una sola consulta, sin ordenamiento.<text:line-break/>Mostrar: <text:span text:style-name="T13">title</text:span> y <text:span text:style-name="T13">name</text:span>.<text:line-break/><text:line-break/>Mostrar también este informe utilizando un ordenamiento por título de la película (<text:span text:style-name="T13">title</text:span>), y por nombre del género (<text:span text:style-name="T13">name</text:span>). <text:line-break/>Luego viceversa, por nombre del género (<text:span text:style-name="T13">name</text:span>) y por título de película (<text:span text:style-name="T13">title</text:span><text:span text:style-name="T9">).<text:line-break/></text:span></text:p>
        </text:list-item>
      </text:list>
      <text:p text:style-name="Horizontal_20_Line"/>
      <text:p text:style-name="P10"/>
      <text:p text:style-name="P4">SEGUNDA ETAPA</text:p>
      <text:p text:style-name="P3">En este segunda etapa, solicitan:</text:p>
      <text:list xml:id="list3136136778" text:style-name="L3">
        <text:list-item>
          <text:p text:style-name="P9"><text:soft-page-break/>Mostrar por cada capítulo (episodes) el número de temporada (seasons), el nombre de la serie (series), el género (genres) y la cantidad de actores (actors) que tiene.<text:line-break/></text:p>
        </text:list-item>
        <text:list-item>
          <text:p text:style-name="P9">Mostrar todos los géneros (genres) y el promedio de rating (rating) de sus películas (movies). Considerar solamente las películas con rating mayor a 5.<text:line-break/></text:p>
        </text:list-item>
        <text:list-item>
          <text:p text:style-name="P9">Mostrar todas las series (series) y la cantidad de capítulos (episodes) que se emitieron en el 2016 (usar release_date).<text:line-break/></text:p>
        </text:list-item>
        <text:list-item>
          <text:p text:style-name="P7">Mostrar todas las series (series) y la cantidad de capítulos (episodes) que se emitieron en el año actual (usar release_date)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Roboto" svg:font-family="Roboto"/>
    <style:font-face style:name="Times New Roman" svg:font-family="'Times New Roman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9:10:27.932019813</meta:creation-date>
    <dc:date>2019-11-21T09:12:03.086441125</dc:date>
    <meta:editing-duration>PT1M39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2" meta:paragraph-count="19" meta:word-count="384" meta:character-count="2415" meta:non-whitespace-character-count="2045"/>
  </office:meta>
</office:document-meta>
</file>